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cca06"/>
    </style:style>
    <style:style style:name="P2" style:family="paragraph" style:parent-style-name="Standard">
      <style:text-properties officeooo:paragraph-rsid="001da7a3"/>
    </style:style>
    <style:style style:name="P3" style:family="paragraph" style:parent-style-name="Standard">
      <style:text-properties officeooo:rsid="0020c3e1" officeooo:paragraph-rsid="0020c3e1"/>
    </style:style>
    <style:style style:name="P4" style:family="paragraph" style:parent-style-name="Standard">
      <style:text-properties officeooo:rsid="0020c3e1" officeooo:paragraph-rsid="00222bbd"/>
    </style:style>
    <style:style style:name="P5" style:family="paragraph" style:parent-style-name="Standard">
      <style:text-properties officeooo:rsid="00254254" officeooo:paragraph-rsid="00254254"/>
    </style:style>
    <style:style style:name="T1" style:family="text">
      <style:text-properties officeooo:rsid="001ae8ee"/>
    </style:style>
    <style:style style:name="T2" style:family="text">
      <style:text-properties officeooo:rsid="001cca06"/>
    </style:style>
    <style:style style:name="T3" style:family="text">
      <style:text-properties officeooo:rsid="001da7a3"/>
    </style:style>
    <style:style style:name="T4" style:family="text">
      <style:text-properties officeooo:rsid="00222bbd"/>
    </style:style>
    <style:style style:name="T5" style:family="text">
      <style:text-properties officeooo:rsid="0025425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iciando Kafka: </text:span></text:p>
      <text:p text:style-name="P1"><text:tab/></text:p>
      <text:p text:style-name="P1"><text:tab/><text:span text:style-name="T2">Antes de iniciar o kafka devemos iniciar o zookepper:</text:span></text:p>
      <text:p text:style-name="P1"/>
      <text:p text:style-name="P1"><text:tab/><text:span text:style-name="T2">D</text:span><text:span text:style-name="T1">entro da pasta principal do projeto: bin/zookeeper-server-start.sh config/zookeeper.properties</text:span></text:p>
      <text:p text:style-name="P1"><text:tab/><text:tab/><text:tab/></text:p>
      <text:p text:style-name="P1"><text:span text:style-name="T2"><text:tab/>D</text:span><text:span text:style-name="T1">entro da pasta principal do projeto: </text:span>bin/kafka-server-start.sh config/server.properties</text:p>
      <text:p text:style-name="P1"/>
      <text:p text:style-name="P2"><text:span text:style-name="T3">Criando um tópico:</text:span></text:p>
      <text:p text:style-name="P2"><text:tab/></text:p>
      <text:p text:style-name="P2"><text:tab/><text:span text:style-name="T3">Dentro da pasta principal do projeto:</text:span></text:p>
      <text:p text:style-name="P2"/>
      <text:p text:style-name="P2"><text:tab/>bin/kafka-topics.sh --create --bootstrap-server localhost:9092 --replication-factor 1 --partitions 1 --topic LOJA_NOVO_PEDIDO</text:p>
      <text:p text:style-name="P2"/>
      <text:p text:style-name="P2"><text:tab/><text:span text:style-name="T3">Sendo que em –boostrap-server: informamos a porta, --replication-factor: fator de replicação, –partitions o número de partição e –topic: nome do tópico.</text:span></text:p>
      <text:p text:style-name="P2"/>
      <text:p text:style-name="P3">Listando os tópicos existentes:</text:p>
      <text:p text:style-name="P3"/>
      <text:p text:style-name="P4"><text:tab/><text:span text:style-name="T3">Dentro da pasta principal do projeto:</text:span></text:p>
      <text:p text:style-name="P3"><text:tab/>bin/kafka-topics.sh --list --bootstrap-server localhost:9092</text:p>
      <text:p text:style-name="P4"><text:tab/><text:span text:style-name="T4">Sendo que em –</text:span>bootstrap-server <text:span text:style-name="T4">informamos o host.</text:span></text:p>
      <text:p text:style-name="P4"/>
      <text:p text:style-name="P5">Consumindo de um tópico:</text:p>
      <text:p text:style-name="P5"/>
      <text:p text:style-name="P5"><text:tab/>Dentro da pasta princi<text:tab/>pal do projeto:<text:tab/></text:p>
      <text:p text:style-name="P3"><text:tab/>bin/kafka-console-consumer.sh --bootstrap-server localhost:9092 --topic LOJA_NOVO_PEDIDO –from-beginning</text:p>
      <text:p text:style-name="P3"><text:tab/></text:p>
      <text:p text:style-name="P3"><text:tab/><text:span text:style-name="T5">Sendo que: --from-beginning quer dizer: desde o começo dos registros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1T12:56:22.173551316</meta:creation-date>
    <dc:date>2022-05-21T14:38:34.973479550</dc:date>
    <meta:editing-duration>PT1H1M28S</meta:editing-duration>
    <meta:editing-cycles>8</meta:editing-cycles>
    <meta:generator>LibreOffice/7.3.3.2$Linux_X86_64 LibreOffice_project/30$Build-2</meta:generator>
    <meta:document-statistic meta:table-count="0" meta:image-count="0" meta:object-count="0" meta:page-count="1" meta:paragraph-count="20" meta:word-count="126" meta:character-count="1016" meta:non-whitespace-character-count="897"/>
  </office:meta>
</office:document-meta>
</file>